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5000002616A3380274F7FAB5B.png" manifest:media-type="image/png"/>
  <manifest:file-entry manifest:full-path="Pictures/TablePreview1.svm" manifest:media-type=""/>
  <manifest:file-entry manifest:full-path="Pictures/100076A40000849B00006246A36A837F33DC28A2.emf" manifest:media-type="image/x-emf"/>
  <manifest:file-entry manifest:full-path="Pictures/100000010000033500000261C297D123ED01BAC7.png" manifest:media-type="image/png"/>
  <manifest:file-entry manifest:full-path="Pictures/10004F240000849B000062465A8A7F91FCD4970B.emf" manifest:media-type="image/x-emf"/>
  <manifest:file-entry manifest:full-path="Pictures/100000010000033500000261F4F15A6907B38E7E.png" manifest:media-type="image/png"/>
  <manifest:file-entry manifest:full-path="Pictures/10003C440000849B00006246F8FA3197D708FD5B.emf" manifest:media-type="image/x-emf"/>
  <manifest:file-entry manifest:full-path="Pictures/10000001000003130000027C2EFD5EA262C6BA60.png" manifest:media-type="image/png"/>
  <manifest:file-entry manifest:full-path="Pictures/10004C34000079A600006246DAB009DF63FD2E48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182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2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824cm" svg:x="1.413cm" svg:y="14.335cm">
          <draw:image xlink:href="Pictures/10004C34000079A600006246DAB009DF63FD2E48.emf" xlink:type="simple" xlink:show="embed" xlink:actuate="onLoad" draw:mime-type="image/x-emf">
            <text:p/>
          </draw:image>
          <draw:image xlink:href="Pictures/10000001000003130000027C2EFD5EA262C6BA60.png" xlink:type="simple" xlink:show="embed" xlink:actuate="onLoad" draw:mime-type="image/png"/>
        </draw:frame>
        <draw:frame draw:style-name="gr1" draw:text-style-name="P1" draw:layer="layout" svg:width="19.589cm" svg:height="14.517cm" svg:x="1.413cm" svg:y="0.135cm">
          <draw:image xlink:href="Pictures/10003C440000849B00006246F8FA3197D708FD5B.emf" xlink:type="simple" xlink:show="embed" xlink:actuate="onLoad" draw:mime-type="image/x-emf">
            <text:p/>
          </draw:image>
          <draw:image xlink:href="Pictures/100000010000033500000261F4F15A6907B38E7E.png" xlink:type="simple" xlink:show="embed" xlink:actuate="onLoad" draw:mime-type="image/png"/>
        </draw:frame>
        <draw:frame draw:style-name="gr2" draw:text-style-name="P2" draw:layer="layout" svg:width="1.349cm" svg:height="0.962cm" svg:x="2.905cm" svg:y="6.715cm">
          <draw:text-box>
            <text:p>UT</text:p>
          </draw:text-box>
        </draw:frame>
        <draw:frame draw:style-name="gr2" draw:text-style-name="P2" draw:layer="layout" svg:width="1.349cm" svg:height="0.962cm" svg:x="3.54cm" svg:y="21.32cm">
          <draw:text-box>
            <text:p>HT</text:p>
          </draw:text-box>
        </draw:frame>
        <draw:frame draw:style-name="gr1" draw:text-style-name="P1" draw:layer="layout" svg:width="19.589cm" svg:height="14.517cm" svg:x="1.413cm" svg:y="29.892cm">
          <draw:image xlink:href="Pictures/10004F240000849B000062465A8A7F91FCD4970B.emf" xlink:type="simple" xlink:show="embed" xlink:actuate="onLoad" draw:mime-type="image/x-emf">
            <text:p/>
          </draw:image>
          <draw:image xlink:href="Pictures/100000010000033500000261C297D123ED01BAC7.png" xlink:type="simple" xlink:show="embed" xlink:actuate="onLoad" draw:mime-type="image/png"/>
        </draw:frame>
        <draw:frame draw:style-name="gr3" draw:text-style-name="P2" draw:layer="layout" svg:width="3.567cm" svg:height="0.962cm" svg:x="4.175cm" svg:y="35.239cm">
          <draw:text-box>
            <text:p>MX-UT-0.5</text:p>
          </draw:text-box>
        </draw:frame>
        <draw:frame draw:style-name="gr1" draw:text-style-name="P1" draw:layer="layout" svg:width="19.589cm" svg:height="14.517cm" svg:x="1.317cm" svg:y="43.633cm">
          <draw:image xlink:href="Pictures/100076A40000849B00006246A36A837F33DC28A2.emf" xlink:type="simple" xlink:show="embed" xlink:actuate="onLoad" draw:mime-type="image/x-emf">
            <text:p/>
          </draw:image>
          <draw:image xlink:href="Pictures/1000000100000335000002616A3380274F7FAB5B.png" xlink:type="simple" xlink:show="embed" xlink:actuate="onLoad" draw:mime-type="image/png"/>
        </draw:frame>
        <draw:frame draw:style-name="gr3" draw:text-style-name="P2" draw:layer="layout" svg:width="3.567cm" svg:height="0.962cm" svg:x="3.857cm" svg:y="49.26cm">
          <draw:text-box>
            <text:p>MX-HT-0.5</text:p>
          </draw:text-box>
        </draw:frame>
        <draw:frame draw:style-name="standard" draw:layer="layout" svg:width="10.638cm" svg:height="7.823cm" svg:x="5.745cm" svg:y="57.9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>
                <text:p>C-O</text:p>
              </table:table-cell>
              <table:table-cell>
                <text:p>C=O</text:p>
              </table:table-cell>
              <table:table-cell>
                <text:p>TiO2</text:p>
              </table:table-cell>
            </table:table-row>
            <table:table-row table:style-name="ro1" table:default-cell-style-name="bg-none">
              <table:table-cell>
                <text:p>UT</text:p>
              </table:table-cell>
              <table:table-cell>
                <text:p>532.76</text:p>
              </table:table-cell>
              <table:table-cell>
                <text:p>-</text:p>
              </table:table-cell>
              <table:table-cell>
                <text:p>-</text:p>
              </table:table-cell>
            </table:table-row>
            <table:table-row table:style-name="ro2" table:default-cell-style-name="bg-none">
              <table:table-cell>
                <text:p>HT</text:p>
              </table:table-cell>
              <table:table-cell>
                <text:p>532.93</text:p>
              </table:table-cell>
              <table:table-cell>
                <text:p>531.18</text:p>
              </table:table-cell>
              <table:table-cell>
                <text:p>-</text:p>
              </table:table-cell>
            </table:table-row>
            <table:table-row table:style-name="ro2" table:default-cell-style-name="bg-none">
              <table:table-cell>
                <text:p>MX-UT-0.5</text:p>
              </table:table-cell>
              <table:table-cell>
                <text:p>532.54</text:p>
              </table:table-cell>
              <table:table-cell>
                <text:p>530.83</text:p>
              </table:table-cell>
              <table:table-cell>
                <text:p>529.83</text:p>
              </table:table-cell>
            </table:table-row>
            <table:table-row table:style-name="ro2" table:default-cell-style-name="bg-none">
              <table:table-cell>
                <text:p>MX-HT-0.5</text:p>
              </table:table-cell>
              <table:table-cell>
                <text:p>532.16</text:p>
              </table:table-cell>
              <table:table-cell>
                <text:p>530.81</text:p>
              </table:table-cell>
              <table:table-cell>
                <text:p>529.82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66.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editing-duration>PT11M42S</meta:editing-duration>
    <dc:date>2023-05-26T15:36:08.973389193</dc:date>
    <meta:generator>LibreOffice/7.5.3.2$Linux_X86_64 LibreOffice_project/9f56dff12ba03b9acd7730a5a481eea045e468f3</meta:generator>
    <meta:document-statistic meta:object-count="9"/>
  </office:meta>
</office:document-meta>
</file>